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03f3" officeooo:paragraph-rsid="001303f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03f3" officeooo:paragraph-rsid="001303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03f3" officeooo:paragraph-rsid="001303f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9fa9" officeooo:paragraph-rsid="00159fa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064c" officeooo:paragraph-rsid="0012064c" style:font-size-asian="14pt" style:font-weight-asian="bold" style:font-size-complex="14pt" style:font-weight-complex="bold"/>
    </style:style>
    <style:style style:name="T1" style:family="text">
      <style:text-properties officeooo:rsid="00148122"/>
    </style:style>
    <style:style style:name="T2" style:family="text">
      <style:text-properties officeooo:rsid="00159fa9"/>
    </style:style>
    <style:style style:name="T3" style:family="text">
      <style:text-properties officeooo:rsid="00164179"/>
    </style:style>
    <style:style style:name="T4" style:family="text">
      <style:text-properties officeooo:rsid="00179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nthsGW Manual Tests</text:p>
      <text:p text:style-name="P1"/>
      <text:p text:style-name="P2">Test BeatMaker</text:p>
      <text:p text:style-name="P3">1. Open <text:span text:style-name="T2">SynthsGW</text:span></text:p>
      <text:p text:style-name="P3">2. Click on “File” menu option</text:p>
      <text:p text:style-name="P3">3. Hover mouse over “New” menu</text:p>
      <text:p text:style-name="P3">4. Click on “New Beat”</text:p>
      <text:p text:style-name="P3">5. Wait for new “Cyber Beat Box” window to appear</text:p>
      <text:p text:style-name="P3">6. Click on checkboxes</text:p>
      <text:p text:style-name="P3">7. Click “Start” button</text:p>
      <text:p text:style-name="P3">8. Ensure <text:span text:style-name="T4">that </text:span>chosen drum effects play on appropriate beats</text:p>
      <text:p text:style-name="P3">9. Repeat <text:span text:style-name="T1">steps </text:span>6-8 as many times as necessary</text:p>
      <text:p text:style-name="P3">10. Click on “Tempo Up” button</text:p>
      <text:p text:style-name="P3">11. Ensure <text:span text:style-name="T3">that </text:span>drum effects are now playing at a higher tempo</text:p>
      <text:p text:style-name="P3">12. Click on “Tempo Down” button</text:p>
      <text:p text:style-name="P3">13. Ensure <text:span text:style-name="T3">that </text:span>drum effects are now playing at a lower tempo</text:p>
      <text:p text:style-name="P4">14. Click on “Stop” button</text:p>
      <text:p text:style-name="P4">15. Ensure that drum effects have stopped playing</text:p>
      <text:p text:style-name="P4">16. Close SynthsG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59:11.248702000</meta:creation-date>
    <dc:date>2017-06-30T18:12:34.751025000</dc:date>
    <meta:editing-duration>PT13M22S</meta:editing-duration>
    <meta:editing-cycles>7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18" meta:word-count="114" meta:character-count="611" meta:non-whitespace-character-count="515"/>
  </office:meta>
</office:document-meta>
</file>